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style:font-size-asian="22.75pt" style:font-size-complex="26pt"/>
    </style:style>
    <style:style style:name="P2" style:family="paragraph" style:parent-style-name="Standard">
      <style:paragraph-properties fo:text-align="center" style:justify-single-word="false" fo:break-before="page"/>
      <style:text-properties style:font-name="arial" fo:font-size="26pt" fo:font-style="normal" style:text-underline-style="none" fo:font-weight="normal" officeooo:rsid="00272a03" officeooo:paragraph-rsid="00272a03" style:font-size-asian="22.75pt" style:font-style-asian="normal" style:font-weight-asian="normal" style:font-size-complex="26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26pt" fo:font-style="normal" style:text-underline-style="none" fo:font-weight="normal" officeooo:rsid="00272a03" officeooo:paragraph-rsid="00272a03" style:font-size-asian="22.75pt" style:font-style-asian="normal" style:font-weight-asian="normal" style:font-size-complex="26pt" style:font-style-complex="normal" style:font-weight-complex="normal"/>
    </style:style>
    <style:style style:name="P4" style:family="paragraph" style:parent-style-name="Standard">
      <style:paragraph-properties fo:text-align="center" style:justify-single-word="false" fo:break-before="page"/>
      <style:text-properties style:font-name="arial" fo:font-size="26pt" fo:font-style="normal" style:text-underline-style="none" fo:font-weight="normal" officeooo:rsid="0038f07e" officeooo:paragraph-rsid="0038f07e" style:font-size-asian="22.75pt" style:font-style-asian="normal" style:font-weight-asian="normal" style:font-size-complex="26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6pt" fo:font-style="normal" style:text-underline-style="none" fo:font-weight="normal" officeooo:rsid="0038f07e" officeooo:paragraph-rsid="0038f07e" style:font-size-asian="22.75pt" style:font-style-asian="normal" style:font-weight-asian="normal" style:font-size-complex="26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819c0" officeooo:paragraph-rsid="001819c0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c6927" officeooo:paragraph-rsid="001c6927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f7d77" officeooo:paragraph-rsid="001f7d77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style:font-name="arial" fo:font-size="11pt" style:text-underline-style="solid" style:text-underline-width="auto" style:text-underline-color="font-color" fo:font-weight="normal" officeooo:rsid="0023eaac" officeooo:paragraph-rsid="0023eaac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daeeb" officeooo:paragraph-rsid="000daeeb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f9d80" officeooo:paragraph-rsid="000f9d80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342a0" officeooo:paragraph-rsid="001342a0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46784" officeooo:paragraph-rsid="00146784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4ddf1" officeooo:paragraph-rsid="0014ddf1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4ddf1" officeooo:paragraph-rsid="00166b39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5956b" officeooo:paragraph-rsid="0015956b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5956b" officeooo:paragraph-rsid="00166b39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66b39" officeooo:paragraph-rsid="00166b39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819c0" officeooo:paragraph-rsid="001819c0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93e20" officeooo:paragraph-rsid="00193e20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c6927" officeooo:paragraph-rsid="001c6927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dbc87" officeooo:paragraph-rsid="001dbc87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f7d77" officeooo:paragraph-rsid="001f7d77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3eaac" officeooo:paragraph-rsid="0023eaac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1735e" officeooo:paragraph-rsid="001f7d77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203e0" officeooo:paragraph-rsid="002203e0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3eaac" officeooo:paragraph-rsid="0023eaac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4e547" officeooo:paragraph-rsid="0024e547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56fe9" officeooo:paragraph-rsid="00256fe9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56fe9" officeooo:paragraph-rsid="0025bde7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72a03" officeooo:paragraph-rsid="00272a03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b40a3" officeooo:paragraph-rsid="002b40a3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c7145" officeooo:paragraph-rsid="002c7145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d3c49" officeooo:paragraph-rsid="002d3c49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dca33" officeooo:paragraph-rsid="002dca33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f884e" officeooo:paragraph-rsid="002f884e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f884e" officeooo:paragraph-rsid="00317312" style:font-size-asian="9.60000038146973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17312" officeooo:paragraph-rsid="00317312" style:font-size-asian="9.60000038146973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1cf24" officeooo:paragraph-rsid="0031cf24" style:font-size-asian="9.60000038146973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25483" officeooo:paragraph-rsid="00325483" style:font-size-asian="9.60000038146973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49460" officeooo:paragraph-rsid="00349460" style:font-size-asian="9.60000038146973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7c32f" officeooo:paragraph-rsid="0037c32f" style:font-size-asian="9.60000038146973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85ede" officeooo:paragraph-rsid="00385ede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89ebf" officeooo:paragraph-rsid="00389ebf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8f07e" officeooo:paragraph-rsid="0038f07e" style:font-size-asian="9.60000038146973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b3e8d" officeooo:paragraph-rsid="003b3e8d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e3ecf" officeooo:paragraph-rsid="003e3ecf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ec43b" officeooo:paragraph-rsid="003ec43b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4314a3" officeooo:paragraph-rsid="004314a3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45e878" officeooo:paragraph-rsid="0045e878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2f884e" officeooo:paragraph-rsid="002f884e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385ede" officeooo:paragraph-rsid="00385ede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389ebf" officeooo:paragraph-rsid="00389ebf" style:font-size-asian="9.60000038146973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3c6bee" officeooo:paragraph-rsid="003c6bee" style:font-size-asian="9.60000038146973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3e3ecf" officeooo:paragraph-rsid="003e3ecf" style:font-size-asian="9.60000038146973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45e878" officeooo:paragraph-rsid="0045e878" style:font-size-asian="9.60000038146973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arial" fo:font-size="11pt" fo:font-style="italic" style:text-underline-style="none" fo:font-weight="normal" officeooo:rsid="003ec43b" officeooo:paragraph-rsid="0041478f" style:font-size-asian="9.60000038146973pt" style:font-style-asian="italic" style:font-weight-asian="normal" style:font-size-complex="11pt" style:font-style-complex="italic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arial" fo:font-size="14pt" fo:font-weight="bold" officeooo:rsid="000c7134" officeooo:paragraph-rsid="000c7134" style:font-size-asian="12.25pt" style:font-weight-asian="bold" style:font-size-complex="14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0daeeb" officeooo:paragraph-rsid="000daeeb" style:font-size-asian="12.25pt" style:font-weight-asian="bold" style:font-size-complex="14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342a0" officeooo:paragraph-rsid="001342a0" style:font-size-asian="12.25pt" style:font-weight-asian="bold" style:font-size-complex="14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46784" officeooo:paragraph-rsid="00146784" style:font-size-asian="12.25pt" style:font-weight-asian="bold" style:font-size-complex="14pt" style:font-weight-complex="bold"/>
    </style:style>
    <style:style style:name="P65" style:family="paragraph" style:parent-style-name="Standard">
      <style:paragraph-properties fo:text-align="start" style:justify-single-word="false" fo:break-before="page"/>
      <style:text-properties style:font-name="arial" fo:font-size="14pt" style:text-underline-style="none" fo:font-weight="bold" officeooo:rsid="0015956b" officeooo:paragraph-rsid="0015956b" style:font-size-asian="12.25pt" style:font-weight-asian="bold" style:font-size-complex="14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93e20" officeooo:paragraph-rsid="00193e20" style:font-size-asian="12.25pt" style:font-weight-asian="bold" style:font-size-complex="14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23eaac" officeooo:paragraph-rsid="0023eaac" style:font-size-asian="12.25pt" style:font-weight-asian="bold" style:font-size-complex="14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4e547" officeooo:paragraph-rsid="0024e547" style:font-size-asian="12.25pt" style:font-style-asian="normal" style:font-weight-asian="bold" style:font-size-complex="14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9e2ca" officeooo:paragraph-rsid="0029e2ca" style:font-size-asian="12.25pt" style:font-style-asian="normal" style:font-weight-asian="bold" style:font-size-complex="14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c7145" officeooo:paragraph-rsid="002c7145" style:font-size-asian="12.25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d3c49" officeooo:paragraph-rsid="002d3c49" style:font-size-asian="12.25pt" style:font-style-asian="normal" style:font-weight-asian="bold" style:font-size-complex="14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f884e" officeooo:paragraph-rsid="002f884e" style:font-size-asian="12.25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f884e" officeooo:paragraph-rsid="00317312" style:font-size-asian="12.25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317312" officeooo:paragraph-rsid="00317312" style:font-size-asian="12.25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325483" officeooo:paragraph-rsid="00325483" style:font-size-asian="12.25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paragraph-properties fo:text-align="start" style:justify-single-word="false" fo:break-before="page"/>
      <style:text-properties style:font-name="arial" fo:font-size="14pt" fo:font-style="normal" style:text-underline-style="none" fo:font-weight="bold" officeooo:rsid="00342575" officeooo:paragraph-rsid="00342575" style:font-size-asian="12.25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37c32f" officeooo:paragraph-rsid="0037c32f" style:font-size-asian="12.25pt" style:font-style-asian="normal" style:font-weight-asian="bold" style:font-size-complex="14pt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38f07e" officeooo:paragraph-rsid="0038f07e" style:font-size-asian="12.25pt" style:font-style-asian="normal" style:font-weight-asian="bold" style:font-size-complex="14pt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3b3e8d" officeooo:paragraph-rsid="003b3e8d" style:font-size-asian="12.25pt" style:font-style-asian="normal" style:font-weight-asian="bold" style:font-size-complex="14pt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385ede" officeooo:paragraph-rsid="00385ede" style:font-size-asian="12.25pt" style:font-style-asian="normal" style:font-weight-asian="bold" style:font-size-complex="14pt" style:font-style-complex="normal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389ebf" officeooo:paragraph-rsid="00389ebf" style:font-size-asian="12.25pt" style:font-style-asian="normal" style:font-weight-asian="bold" style:font-size-complex="14pt" style:font-style-complex="normal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38f07e" officeooo:paragraph-rsid="0038f07e" style:font-size-asian="12.25pt" style:font-style-asian="normal" style:font-weight-asian="bold" style:font-size-complex="14pt" style:font-style-complex="normal" style:font-weight-complex="bold"/>
    </style:style>
    <style:style style:name="P8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203e0" officeooo:paragraph-rsid="002203e0"/>
    </style:style>
    <style:style style:name="P84" style:family="paragraph" style:parent-style-name="Standard" style:list-style-name="L1">
      <style:paragraph-properties fo:text-align="start" style:justify-single-word="false"/>
      <style:text-properties style:font-name="arial" fo:font-size="11pt" style:text-underline-style="none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85" style:family="paragraph" style:parent-style-name="Standard" style:list-style-name="L2">
      <style:paragraph-properties fo:text-align="start" style:justify-single-word="false"/>
      <style:text-properties style:font-name="arial" fo:font-size="11pt" style:text-underline-style="none" fo:font-weight="normal" officeooo:rsid="000f9d80" officeooo:paragraph-rsid="000f9d80" style:font-size-asian="9.60000038146973pt" style:font-weight-asian="normal" style:font-size-complex="11pt" style:font-weight-complex="normal"/>
    </style:style>
    <style:style style:name="P86" style:family="paragraph" style:parent-style-name="Standard" style:list-style-name="L3">
      <style:paragraph-properties fo:text-align="start" style:justify-single-word="false"/>
      <style:text-properties style:font-name="arial" fo:font-size="11pt" style:text-underline-style="none" fo:font-weight="normal" officeooo:rsid="001342a0" officeooo:paragraph-rsid="001342a0" style:font-size-asian="9.60000038146973pt" style:font-weight-asian="normal" style:font-size-complex="11pt" style:font-weight-complex="normal"/>
    </style:style>
    <style:style style:name="P87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1819c0" officeooo:paragraph-rsid="001819c0" style:font-size-asian="9.60000038146973pt" style:font-weight-asian="normal" style:font-size-complex="11pt" style:font-weight-complex="normal"/>
    </style:style>
    <style:style style:name="P88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193e20" officeooo:paragraph-rsid="00193e20" style:font-size-asian="9.60000038146973pt" style:font-weight-asian="normal" style:font-size-complex="11pt" style:font-weight-complex="normal"/>
    </style:style>
    <style:style style:name="P89" style:family="paragraph" style:parent-style-name="Standard" style:list-style-name="L5">
      <style:paragraph-properties fo:text-align="start" style:justify-single-word="false"/>
      <style:text-properties style:font-name="arial" fo:font-size="11pt" style:text-underline-style="none" fo:font-weight="normal" officeooo:rsid="001c6927" officeooo:paragraph-rsid="001c6927" style:font-size-asian="9.60000038146973pt" style:font-weight-asian="normal" style:font-size-complex="11pt" style:font-weight-complex="normal"/>
    </style:style>
    <style:style style:name="P90" style:family="paragraph" style:parent-style-name="Standard" style:list-style-name="L5">
      <style:paragraph-properties fo:text-align="start" style:justify-single-word="false"/>
      <style:text-properties style:font-name="arial" fo:font-size="11pt" style:text-underline-style="none" fo:font-weight="normal" officeooo:rsid="001dbc87" officeooo:paragraph-rsid="001dbc87" style:font-size-asian="9.60000038146973pt" style:font-weight-asian="normal" style:font-size-complex="11pt" style:font-weight-complex="normal"/>
    </style:style>
    <style:style style:name="P91" style:family="paragraph" style:parent-style-name="Standard" style:list-style-name="L6">
      <style:paragraph-properties fo:text-align="start" style:justify-single-word="false"/>
      <style:text-properties style:font-name="arial" fo:font-size="11pt" style:text-underline-style="none" fo:font-weight="normal" officeooo:rsid="001f7d77" officeooo:paragraph-rsid="001f7d77" style:font-size-asian="9.60000038146973pt" style:font-weight-asian="normal" style:font-size-complex="11pt" style:font-weight-complex="normal"/>
    </style:style>
    <style:style style:name="P92" style:family="paragraph" style:parent-style-name="Standard" style:list-style-name="L6">
      <style:paragraph-properties fo:text-align="start" style:justify-single-word="false"/>
      <style:text-properties style:font-name="arial" fo:font-size="11pt" style:text-underline-style="none" fo:font-weight="normal" officeooo:rsid="0021735e" officeooo:paragraph-rsid="001f7d77" style:font-size-asian="9.60000038146973pt" style:font-weight-asian="normal" style:font-size-complex="11pt" style:font-weight-complex="normal"/>
    </style:style>
    <style:style style:name="P93" style:family="paragraph" style:parent-style-name="Standard" style:list-style-name="L7">
      <style:paragraph-properties fo:text-align="start" style:justify-single-word="false"/>
      <style:text-properties style:font-name="arial" fo:font-size="11pt" style:text-underline-style="none" fo:font-weight="normal" officeooo:rsid="0023eaac" officeooo:paragraph-rsid="0023eaac" style:font-size-asian="9.60000038146973pt" style:font-weight-asian="normal" style:font-size-complex="11pt" style:font-weight-complex="normal"/>
    </style:style>
    <style:style style:name="P94" style:family="paragraph" style:parent-style-name="Standard" style:list-style-name="L7">
      <style:paragraph-properties fo:text-align="start" style:justify-single-word="false"/>
      <style:text-properties style:font-name="arial" fo:font-size="11pt" fo:font-style="normal" style:text-underline-style="none" fo:font-weight="normal" officeooo:rsid="0023eaac" officeooo:paragraph-rsid="0023eaac" style:font-size-asian="9.60000038146973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 style:list-style-name="L8">
      <style:paragraph-properties fo:text-align="start" style:justify-single-word="false"/>
      <style:text-properties style:font-name="arial" fo:font-size="11pt" fo:font-style="normal" style:text-underline-style="none" fo:font-weight="normal" officeooo:rsid="00256fe9" officeooo:paragraph-rsid="0025bde7" style:font-size-asian="9.60000038146973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 style:list-style-name="L8">
      <style:paragraph-properties fo:text-align="start" style:justify-single-word="false"/>
      <style:text-properties style:font-name="arial" fo:font-size="11pt" fo:font-style="normal" style:text-underline-style="none" fo:font-weight="normal" officeooo:rsid="0025bde7" officeooo:paragraph-rsid="0025bde7" style:font-size-asian="9.60000038146973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 style:list-style-name="L9">
      <style:paragraph-properties fo:text-align="start" style:justify-single-word="false"/>
      <style:text-properties style:font-name="arial" fo:font-size="11pt" fo:font-style="normal" style:text-underline-style="none" fo:font-weight="normal" officeooo:rsid="0025bde7" officeooo:paragraph-rsid="0025bde7" style:font-size-asian="9.60000038146973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 style:list-style-name="L10">
      <style:paragraph-properties fo:text-align="start" style:justify-single-word="false"/>
      <style:text-properties style:font-name="arial" fo:font-size="11pt" fo:font-style="normal" style:text-underline-style="none" fo:font-weight="normal" officeooo:rsid="00317312" officeooo:paragraph-rsid="00317312" style:font-size-asian="9.60000038146973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 style:list-style-name="L11">
      <style:paragraph-properties fo:text-align="start" style:justify-single-word="false"/>
      <style:text-properties style:font-name="arial" fo:font-size="11pt" fo:font-style="normal" style:text-underline-style="none" fo:font-weight="normal" officeooo:rsid="002d3c49" officeooo:paragraph-rsid="002d3c49" style:font-size-asian="9.60000038146973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 style:list-style-name="L12">
      <style:paragraph-properties fo:text-align="start" style:justify-single-word="false"/>
      <style:text-properties style:font-name="arial" fo:font-size="11pt" fo:font-style="normal" style:text-underline-style="none" fo:font-weight="normal" officeooo:rsid="002ec1eb" officeooo:paragraph-rsid="002ec1eb" style:font-size-asian="9.60000038146973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 style:list-style-name="L12">
      <style:paragraph-properties fo:text-align="start" style:justify-single-word="false"/>
      <style:text-properties style:font-name="arial" fo:font-size="11pt" fo:font-style="normal" style:text-underline-style="none" fo:font-weight="normal" officeooo:rsid="002f884e" officeooo:paragraph-rsid="002f884e" style:font-size-asian="9.60000038146973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 style:list-style-name="L13">
      <style:paragraph-properties fo:text-align="start" style:justify-single-word="false"/>
      <style:text-properties style:font-name="arial" fo:font-size="11pt" fo:font-style="normal" style:text-underline-style="none" fo:font-weight="normal" officeooo:rsid="00325483" officeooo:paragraph-rsid="00325483" style:font-size-asian="9.60000038146973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 style:list-style-name="L14">
      <style:paragraph-properties fo:text-align="start" style:justify-single-word="false"/>
      <style:text-properties style:font-name="arial" fo:font-size="11pt" fo:font-style="normal" style:text-underline-style="none" fo:font-weight="normal" officeooo:rsid="00325483" officeooo:paragraph-rsid="00325483" style:font-size-asian="9.60000038146973pt" style:font-style-asian="normal" style:font-weight-asian="normal" style:font-size-complex="11pt" style:font-style-complex="normal" style:font-weight-complex="normal"/>
    </style:style>
    <style:style style:name="P104" style:family="paragraph" style:parent-style-name="Standard" style:list-style-name="L15">
      <style:paragraph-properties fo:text-align="start" style:justify-single-word="false"/>
      <style:text-properties style:font-name="arial" fo:font-size="11pt" fo:font-style="normal" style:text-underline-style="none" fo:font-weight="normal" officeooo:rsid="00342575" officeooo:paragraph-rsid="00342575" style:font-size-asian="9.60000038146973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 style:list-style-name="L15">
      <style:paragraph-properties fo:text-align="start" style:justify-single-word="false"/>
      <style:text-properties style:font-name="arial" fo:font-size="11pt" fo:font-style="normal" style:text-underline-style="none" fo:font-weight="normal" officeooo:rsid="00349460" officeooo:paragraph-rsid="00349460" style:font-size-asian="9.60000038146973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 style:list-style-name="L16">
      <style:paragraph-properties fo:text-align="start" style:justify-single-word="false"/>
      <style:text-properties style:font-name="arial" fo:font-size="11pt" fo:font-style="normal" style:text-underline-style="none" fo:font-weight="normal" officeooo:rsid="0037c32f" officeooo:paragraph-rsid="0037c32f" style:font-size-asian="9.60000038146973pt" style:font-style-asian="normal" style:font-weight-asian="normal" style:font-size-complex="11pt" style:font-style-complex="normal" style:font-weight-complex="normal"/>
    </style:style>
    <style:style style:name="P107" style:family="paragraph" style:parent-style-name="Standard" style:list-style-name="L16">
      <style:paragraph-properties fo:text-align="start" style:justify-single-word="false"/>
      <style:text-properties style:font-name="arial" fo:font-size="11pt" fo:font-style="normal" style:text-underline-style="none" fo:font-weight="normal" officeooo:rsid="00385ede" officeooo:paragraph-rsid="00385ede" style:font-size-asian="9.60000038146973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 style:list-style-name="L17">
      <style:paragraph-properties fo:text-align="start" style:justify-single-word="false"/>
      <style:text-properties style:font-name="arial" fo:font-size="11pt" fo:font-style="normal" style:text-underline-style="none" fo:font-weight="normal" officeooo:rsid="003c6bee" officeooo:paragraph-rsid="003c6bee" style:font-size-asian="9.60000038146973pt" style:font-style-asian="normal" style:font-weight-asian="normal" style:font-size-complex="11pt" style:font-style-complex="normal" style:font-weight-complex="normal"/>
    </style:style>
    <style:style style:name="P109" style:family="paragraph" style:parent-style-name="Standard" style:list-style-name="L17">
      <style:paragraph-properties fo:text-align="start" style:justify-single-word="false"/>
      <style:text-properties style:font-name="arial" fo:font-size="11pt" fo:font-style="normal" style:text-underline-style="none" fo:font-weight="normal" officeooo:rsid="003e3ecf" officeooo:paragraph-rsid="003e3ecf" style:font-size-asian="9.60000038146973pt" style:font-style-asian="normal" style:font-weight-asian="normal" style:font-size-complex="11pt" style:font-style-complex="normal" style:font-weight-complex="normal"/>
    </style:style>
    <style:style style:name="P110" style:family="paragraph" style:parent-style-name="Standard" style:list-style-name="L18">
      <style:paragraph-properties fo:text-align="start" style:justify-single-word="false"/>
      <style:text-properties style:font-name="arial" fo:font-size="11pt" fo:font-style="normal" style:text-underline-style="none" fo:font-weight="normal" officeooo:rsid="003ec43b" officeooo:paragraph-rsid="003ec43b" style:font-size-asian="9.60000038146973pt" style:font-style-asian="normal" style:font-weight-asian="normal" style:font-size-complex="11pt" style:font-style-complex="normal" style:font-weight-complex="normal"/>
    </style:style>
    <style:style style:name="P111" style:family="paragraph" style:parent-style-name="Standard" style:list-style-name="L18">
      <style:paragraph-properties fo:text-align="start" style:justify-single-word="false"/>
      <style:text-properties style:font-name="arial" fo:font-size="11pt" fo:font-style="normal" style:text-underline-style="none" fo:font-weight="normal" officeooo:rsid="0041478f" officeooo:paragraph-rsid="0041478f" style:font-size-asian="9.60000038146973pt" style:font-style-asian="normal" style:font-weight-asian="normal" style:font-size-complex="11pt" style:font-style-complex="normal" style:font-weight-complex="normal"/>
    </style:style>
    <style:style style:name="P112" style:family="paragraph" style:parent-style-name="Standard" style:list-style-name="L18">
      <style:paragraph-properties fo:text-align="start" style:justify-single-word="false"/>
      <style:text-properties style:font-name="arial" fo:font-size="11pt" fo:font-style="normal" style:text-underline-style="none" fo:font-weight="normal" officeooo:rsid="0042035e" officeooo:paragraph-rsid="0042035e" style:font-size-asian="9.60000038146973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 style:list-style-name="L18">
      <style:paragraph-properties fo:text-align="start" style:justify-single-word="false"/>
      <style:text-properties style:font-name="arial" fo:font-size="11pt" fo:font-style="normal" style:text-underline-style="none" fo:font-weight="normal" officeooo:rsid="004314a3" officeooo:paragraph-rsid="004314a3" style:font-size-asian="9.60000038146973pt" style:font-style-asian="normal" style:font-weight-asian="normal" style:font-size-complex="11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45e878" officeooo:paragraph-rsid="004314a3" style:font-size-asian="9.60000038146973pt" style:font-style-asian="normal" style:font-weight-asian="normal" style:font-size-complex="11pt" style:font-style-complex="normal" style:font-weight-complex="normal"/>
    </style:style>
    <style:style style:name="P115" style:family="paragraph" style:parent-style-name="Standard" style:list-style-name="L18">
      <style:paragraph-properties fo:text-align="start" style:justify-single-word="false"/>
      <style:text-properties style:font-name="arial" fo:font-size="11pt" fo:font-style="normal" style:text-underline-style="none" fo:font-weight="normal" officeooo:rsid="0045e878" officeooo:paragraph-rsid="0045e878" style:font-size-asian="9.60000038146973pt" style:font-style-asian="normal" style:font-weight-asian="normal" style:font-size-complex="11pt" style:font-style-complex="normal" style:font-weight-complex="normal"/>
    </style:style>
    <style:style style:name="P116" style:family="paragraph" style:parent-style-name="Standard" style:list-style-name="L19">
      <style:paragraph-properties fo:text-align="start" style:justify-single-word="false"/>
      <style:text-properties style:font-name="arial" fo:font-size="11pt" fo:font-style="normal" style:text-underline-style="none" fo:font-weight="normal" officeooo:rsid="0045e878" officeooo:paragraph-rsid="0045e878" style:font-size-asian="9.60000038146973pt" style:font-style-asian="normal" style:font-weight-asian="normal" style:font-size-complex="11pt" style:font-style-complex="normal" style:font-weight-complex="normal"/>
    </style:style>
    <style:style style:name="P117" style:family="paragraph" style:parent-style-name="Standard" style:list-style-name="L18">
      <style:paragraph-properties fo:text-align="start" style:justify-single-word="false"/>
      <style:text-properties style:font-name="arial" fo:font-size="11pt" fo:font-style="italic" style:text-underline-style="none" fo:font-weight="normal" officeooo:rsid="004314a3" officeooo:paragraph-rsid="004314a3" style:font-size-asian="9.60000038146973pt" style:font-style-asian="italic" style:font-weight-asian="normal" style:font-size-complex="11pt" style:font-style-complex="italic" style:font-weight-complex="normal"/>
    </style:style>
    <style:style style:name="P118" style:family="paragraph" style:parent-style-name="Standard" style:list-style-name="L19">
      <style:paragraph-properties fo:text-align="start" style:justify-single-word="false"/>
      <style:text-properties style:font-name="arial" fo:font-size="11pt" fo:font-style="italic" style:text-underline-style="none" fo:font-weight="normal" officeooo:rsid="0045e878" officeooo:paragraph-rsid="0045e878" style:font-size-asian="9.60000038146973pt" style:font-style-asian="italic" style:font-weight-asian="normal" style:font-size-complex="11pt" style:font-style-complex="italic" style:font-weight-complex="normal"/>
    </style:style>
    <style:style style:name="P119" style:family="paragraph" style:parent-style-name="Standard" style:list-style-name="L4">
      <style:paragraph-properties fo:text-align="start" style:justify-single-word="false"/>
      <style:text-properties style:font-name="arial" fo:font-size="14pt" style:text-underline-style="none" fo:font-weight="bold" officeooo:rsid="001819c0" officeooo:paragraph-rsid="001819c0" style:font-size-asian="12.25pt" style:font-weight-asian="bold" style:font-size-complex="14pt" style:font-weight-complex="bold"/>
    </style:style>
    <style:style style:name="P120" style:family="paragraph" style:parent-style-name="Standard" style:list-style-name="L5">
      <style:paragraph-properties fo:text-align="start" style:justify-single-word="false"/>
      <style:text-properties style:font-name="arial" fo:font-size="14pt" style:text-underline-style="none" fo:font-weight="bold" officeooo:rsid="001cf577" officeooo:paragraph-rsid="001cf577" style:font-size-asian="12.25pt" style:font-weight-asian="bold" style:font-size-complex="14pt" style:font-weight-complex="bold"/>
    </style:style>
    <style:style style:name="P121" style:family="paragraph" style:parent-style-name="Standard" style:list-style-name="L13">
      <style:paragraph-properties fo:text-align="start" style:justify-single-word="false"/>
      <style:text-properties style:font-name="arial" fo:font-size="14pt" fo:font-style="normal" style:text-underline-style="none" fo:font-weight="bold" officeooo:rsid="0031cf24" officeooo:paragraph-rsid="0031cf24" style:font-size-asian="12.25pt" style:font-style-asian="normal" style:font-weight-asian="bold" style:font-size-complex="14pt" style:font-style-complex="normal" style:font-weight-complex="bold"/>
    </style:style>
    <style:style style:name="P122" style:family="paragraph" style:parent-style-name="Standard" style:list-style-name="L6">
      <style:paragraph-properties fo:text-align="start" style:justify-single-word="false"/>
      <style:text-properties officeooo:paragraph-rsid="001f7d77"/>
    </style:style>
    <style:style style:name="P123" style:family="paragraph" style:parent-style-name="Standard" style:list-style-name="L10">
      <style:paragraph-properties fo:text-align="start" style:justify-single-word="false"/>
      <style:text-properties officeooo:paragraph-rsid="00317312"/>
    </style:style>
    <style:style style:name="T1" style:family="text">
      <style:text-properties officeooo:rsid="000daeeb"/>
    </style:style>
    <style:style style:name="T2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3" style:family="text">
      <style:text-properties fo:font-size="11pt" fo:font-weight="normal" officeooo:rsid="00193e20" style:font-size-asian="9.60000038146973pt" style:font-weight-asian="normal" style:font-size-complex="11pt" style:font-weight-complex="normal"/>
    </style:style>
    <style:style style:name="T4" style:family="text">
      <style:text-properties fo:font-size="11pt" fo:font-weight="normal" officeooo:rsid="001a4504" style:font-size-asian="9.60000038146973pt" style:font-weight-asian="normal" style:font-size-complex="11pt" style:font-weight-complex="normal"/>
    </style:style>
    <style:style style:name="T5" style:family="text">
      <style:text-properties fo:font-size="11pt" fo:font-weight="normal" officeooo:rsid="001dbc87" style:font-size-asian="9.60000038146973pt" style:font-weight-asian="normal" style:font-size-complex="11pt" style:font-weight-complex="normal"/>
    </style:style>
    <style:style style:name="T6" style:family="text">
      <style:text-properties fo:font-size="11pt" fo:font-weight="normal" officeooo:rsid="0030803d" style:font-size-asian="9.60000038146973pt" style:font-weight-asian="normal" style:font-size-complex="11pt" style:font-weight-complex="normal"/>
    </style:style>
    <style:style style:name="T7" style:family="text">
      <style:text-properties fo:font-size="11pt" fo:font-weight="normal" officeooo:rsid="00325483" style:font-size-asian="9.60000038146973pt" style:font-weight-asian="normal" style:font-size-complex="11pt" style:font-weight-complex="normal"/>
    </style:style>
    <style:style style:name="T8" style:family="text">
      <style:text-properties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9" style:family="text">
      <style:text-properties fo:font-size="11pt" fo:font-style="italic" style:text-underline-style="none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10" style:family="text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T11" style:family="text">
      <style:text-properties fo:font-size="11pt" style:text-underline-style="none" fo:font-weight="normal" officeooo:rsid="00389ebf" style:font-size-asian="9.60000038146973pt" style:font-weight-asian="normal" style:font-size-complex="11pt" style:font-weight-complex="normal"/>
    </style:style>
    <style:style style:name="T12" style:family="text">
      <style:text-properties officeooo:rsid="00166b39"/>
    </style:style>
    <style:style style:name="T13" style:family="text">
      <style:text-properties officeooo:rsid="001f7d77"/>
    </style:style>
    <style:style style:name="T14" style:family="text">
      <style:text-properties style:font-name="arial" fo:font-size="11pt" style:text-underline-style="none" fo:font-weight="normal" officeooo:rsid="001f7d77" style:font-size-asian="9.60000038146973pt" style:font-weight-asian="normal" style:font-size-complex="11pt" style:font-weight-complex="normal"/>
    </style:style>
    <style:style style:name="T15" style:family="text">
      <style:text-properties style:font-name="arial" fo:font-size="11pt" style:text-underline-style="none" fo:font-weight="normal" officeooo:rsid="0021735e" style:font-size-asian="9.60000038146973pt" style:font-weight-asian="normal" style:font-size-complex="11pt" style:font-weight-complex="normal"/>
    </style:style>
    <style:style style:name="T16" style:family="text">
      <style:text-properties style:font-name="arial" fo:font-size="11pt" fo:font-weight="normal" style:font-size-asian="9.60000038146973pt" style:font-weight-asian="normal" style:font-size-complex="11pt" style:font-weight-complex="normal"/>
    </style:style>
    <style:style style:name="T17" style:family="text">
      <style:text-properties style:font-name="arial" fo:font-size="11pt" fo:font-weight="normal" officeooo:rsid="0021735e" style:font-size-asian="9.60000038146973pt" style:font-weight-asian="normal" style:font-size-complex="11pt" style:font-weight-complex="normal"/>
    </style:style>
    <style:style style:name="T18" style:family="text">
      <style:text-properties style:font-name="arial" fo:font-size="11pt" fo:font-style="normal" style:text-underline-style="none" fo:font-weight="normal" officeooo:rsid="0030803d" style:font-size-asian="9.60000038146973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font-name="arial" fo:font-size="11pt" fo:font-style="normal" style:text-underline-style="none" fo:font-weight="normal" officeooo:rsid="002f884e" style:font-size-asian="9.60000038146973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arial" fo:font-size="11pt" fo:font-style="normal" style:text-underline-style="none" fo:font-weight="normal" officeooo:rsid="00317312" style:font-size-asian="9.60000038146973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44cc28" style:font-style-asian="normal" style:font-style-complex="normal"/>
    </style:style>
    <style:style style:name="T24" style:family="text">
      <style:text-properties fo:font-style="normal" officeooo:rsid="0045e878" style:font-style-asian="normal" style:font-style-complex="normal"/>
    </style:style>
    <style:style style:name="T25" style:family="text">
      <style:text-properties fo:font-style="normal" officeooo:rsid="0045fb20" style:font-style-asian="normal" style:font-style-complex="normal"/>
    </style:style>
    <style:style style:name="T26" style:family="text">
      <style:text-properties officeooo:rsid="0025bde7"/>
    </style:style>
    <style:style style:name="T27" style:family="text">
      <style:text-properties officeooo:rsid="00272a03"/>
    </style:style>
    <style:style style:name="T28" style:family="text">
      <style:text-properties officeooo:rsid="0029e2ca"/>
    </style:style>
    <style:style style:name="T29" style:family="text">
      <style:text-properties officeooo:rsid="002b40a3"/>
    </style:style>
    <style:style style:name="T30" style:family="text">
      <style:text-properties officeooo:rsid="002f884e"/>
    </style:style>
    <style:style style:name="T31" style:family="text">
      <style:text-properties officeooo:rsid="0031cf24"/>
    </style:style>
    <style:style style:name="T32" style:family="text">
      <style:text-properties officeooo:rsid="003c6bee"/>
    </style:style>
    <style:style style:name="T33" style:family="text">
      <style:text-properties officeooo:rsid="003e3ecf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401a7d"/>
    </style:style>
    <style:style style:name="T36" style:family="text">
      <style:text-properties officeooo:rsid="0042035e"/>
    </style:style>
    <style:style style:name="T37" style:family="text">
      <style:text-properties officeooo:rsid="0044cc28"/>
    </style:style>
    <style:style style:name="T38" style:family="text">
      <style:text-properties officeooo:rsid="0045fb2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ón al sistema operativo</text:p>
      <text:p text:style-name="P1">GNU/Linux</text:p>
      <text:p text:style-name="P1"/>
      <text:p text:style-name="P61"><text:span text:style-name="T1">1.- </text:span>¿Que es Linux?</text:p>
      <text:p text:style-name="P6"/>
      <text:p text:style-name="P6">Linux es un sistema operativo de gran difusión y Libre de distribución. Permite trabajar en modo monopuesto o en modo red, permitiendo al usuario iniciar sesión localmente o en forma remota.</text:p>
      <text:p text:style-name="P6">Se puede instalar en gran variedad de plataformas hardware.</text:p>
      <text:p text:style-name="P6"/>
      <text:p text:style-name="P7">Componentes principales</text:p>
      <text:list xml:id="list2168635702" text:style-name="L1">
        <text:list-item>
          <text:p text:style-name="P84">Shell: Sirve para introducir ordenes, ejecutar programas…</text:p>
        </text:list-item>
        <text:list-item>
          <text:p text:style-name="P84">Nucleo: Es la parte que interactúa con el hardware.</text:p>
        </text:list-item>
      </text:list>
      <text:p text:style-name="P12"/>
      <text:p text:style-name="P12"/>
      <text:p text:style-name="P62">2.- El shell de Linux</text:p>
      <text:p text:style-name="P13"/>
      <text:p text:style-name="P14">Interactuamos con el sistema a través del Terminal, al terminal de Linux lo llamamos Shell. Hay diferentes distribuciones.</text:p>
      <text:list xml:id="list1080402058" text:style-name="L2">
        <text:list-item>
          <text:p text:style-name="P85">Shell Bourne (sh): El más utilizado.</text:p>
        </text:list-item>
        <text:list-item>
          <text:p text:style-name="P85">C-Shell (csh): Ofrece grandes características para programadores en C</text:p>
        </text:list-item>
        <text:list-item>
          <text:p text:style-name="P85">Shell Korn (KSh): Con características ampliadas de programación.</text:p>
        </text:list-item>
        <text:list-item>
          <text:p text:style-name="P85">Bourne Again Shell (Bash): Incorporado con Ubuntu, compatible con el shell sh.</text:p>
        </text:list-item>
      </text:list>
      <text:p text:style-name="P14"/>
      <text:p text:style-name="P63">3.- Ordenes básicas de Linux</text:p>
      <text:p text:style-name="P15"/>
      <text:p text:style-name="P15">Las ordenes son programas que están almacenados en el sistema de archivos. Al principio Linux usaba la ejecución de ordenes en entorno de comandos. Emplean el siguiente formato:</text:p>
      <text:list xml:id="list1909215459" text:style-name="L3">
        <text:list-item>
          <text:p text:style-name="P86">Orden: Acción a realizar</text:p>
        </text:list-item>
        <text:list-item>
          <text:p text:style-name="P86">Opciones: Se introducen seguidas del carácter - </text:p>
        </text:list-item>
        <text:list-item>
          <text:p text:style-name="P86">Argumentos: Puede ser un archivo, documento, u otra información.</text:p>
        </text:list-item>
      </text:list>
      <text:p text:style-name="P16">Primero introduciremos la orden, ………..</text:p>
      <text:p text:style-name="P16"/>
      <text:p text:style-name="P64">4.- Directorios y carpetas de Linux</text:p>
      <text:p text:style-name="P16"/>
      <text:p text:style-name="P16">Un directorio es un tipo de archivo que almacena información a cerca de los archivos y directorios que contiene. Tienen características que los clasifican y ubican en un sistema de archivos.</text:p>
      <text:p text:style-name="P16"/>
      <text:p text:style-name="P18">Pueden emplear casi cualquier carácter a excepción de la /. Difiere entre mayúsculas y minúsculas <text:span text:style-name="T12">también admite nombres largos</text:span>. </text:p>
      <text:p text:style-name="P20">Las operaciones con carpetas son las mismas que en Windows.</text:p>
      <text:p text:style-name="P17"/>
      <text:p text:style-name="P19">La estructura de directorios y archivos emplea una jerarquía en árbol. No hay límite de archivos y directorios a crear dentro de un directorio.</text:p>
      <text:p text:style-name="P17"/>
      <text:p text:style-name="P65">5.- Sistema de archivos en Linux</text:p>
      <text:p text:style-name="P19"/>
      <text:p text:style-name="P21">Es el modo en que SO organiza los archivos del dispositivo de almacenamiento. En Linux posee una estructura jerárquica en forma de árbol. El directorio principal es la raíz “ / “ y desde ella crece toda la estructura del sistema.</text:p>
      <text:p text:style-name="P21"/>
      <text:p text:style-name="P8">Características del sistema de archivos</text:p>
      <text:p text:style-name="P22"/>
      <text:p text:style-name="P22">E<text:span text:style-name="T13">l</text:span> sistema de archivos permite al usuario crear, borrar y acceder a los archivos sin necesidad de saber el lugar exacto en el que se encuentran.</text:p>
      <text:p text:style-name="P22">No tiene unidades físicas, sino ficheros que hacen referencias a ellas.</text:p>
      <text:p text:style-name="P22">El sistema de archivos consta de varias partes importantes:</text:p>
      <text:list xml:id="list2271146392" text:style-name="L4">
        <text:list-item>
          <text:p text:style-name="P87">Bloque de carga: Está reservado para almacenar un programa que utiliza el sistema para gestionar el resto de las partes del SO</text:p>
        </text:list-item>
        <text:list-item>
          <text:p text:style-name="P87">Superbloque: Contiene información sobre el sistema de archivos.</text:p>
        </text:list-item>
        <text:list-item>
          <text:p text:style-name="P119"><text:span text:style-name="T2">Tabla de i-nodos: </text:span><text:span text:style-name="T3">Cada archivo tiene asociado un elemento en esta tabla con un número que identifica la ubicación del archivo dentro del área de datos.</text:span></text:p>
        </text:list-item>
        <text:list-item>
          <text:p text:style-name="P88">Área de datos: Ocupa el resto del disco y es donde se almacenan ficheros y directorios.</text:p>
        </text:list-item>
      </text:list>
      <text:p text:style-name="P66"><text:span text:style-name="T2">En Linux cada bloque tiene 512KB o múltiplos de 512. En el sistema de </text:span><text:span text:style-name="T4">ficheros</text:span><text:span text:style-name="T2"> ext4 la parte más importante es el bloque.</text:span></text:p>
      <text:p text:style-name="P23"/>
      <text:p text:style-name="P9">Tipos de sistemas de archivos en Linux</text:p>
      <text:p text:style-name="P24"/>
      <text:p text:style-name="P24">Linux soporta una gran variedad de sistema de ficheros:</text:p>
      <text:list xml:id="list3599831581" text:style-name="L5">
        <text:list-item>
          <text:p text:style-name="P89">FAT32: Sistema tradicional de MS-DOS</text:p>
        </text:list-item>
        <text:list-item>
          <text:p text:style-name="P89">NTFS: Usado por Windows, Linux solo lo recomienda para lectura por ser privativo.</text:p>
        </text:list-item>
        <text:list-item>
          <text:p text:style-name="P89">ext3: Versión mejorada de ext2 con previsión de perdida de datos por fallo del disco por apagones. Imposible recuperar datos borrados.</text:p>
        </text:list-item>
        <text:list-item>
          <text:p text:style-name="P89">ext4: Implementa mejoras respecto a ext3:</text:p>
          <text:list>
            <text:list-item>
              <text:p text:style-name="P89">Mayor tasa de transferencia y mejor rendimiento</text:p>
            </text:list-item>
            <text:list-item>
              <text:p text:style-name="P89">Sistema de ficheros de mayor tamaño.</text:p>
            </text:list-item>
            <text:list-item>
              <text:p text:style-name="P89">Más de 32k de subdirectorios.</text:p>
            </text:list-item>
            <text:list-item>
              <text:p text:style-name="P89">Apenas se fragmenta, pero añade soporte para fragmentación.</text:p>
            </text:list-item>
            <text:list-item>
              <text:p text:style-name="P120"><text:span text:style-name="T2">Posee herramienta para recuperar archivos borrados. </text:span><text:span text:style-name="T5">(undelete)</text:span></text:p>
            </text:list-item>
          </text:list>
        </text:list-item>
        <text:list-item>
          <text:p text:style-name="P90">ReiserFS: Gestiona archivos pequeños eficientemente y permite journaling.</text:p>
        </text:list-item>
        <text:list-item>
          <text:p text:style-name="P90">swap: Sistema de archivos para la zona de intercambio. Partición empleada para cargar programas y no saturar la memoria ram.</text:p>
        </text:list-item>
      </text:list>
      <text:p text:style-name="P25"/>
      <text:p text:style-name="P10">Directorios más importantes de Linux</text:p>
      <text:p text:style-name="P26"/>
      <text:p text:style-name="P26">Directorio raíz ( / ): De le parten todos los directorios del sistema. Los más importantes son:</text:p>
      <text:list xml:id="list3186491043" text:style-name="L6">
        <text:list-item>
          <text:p text:style-name="P91">/bin: Contiene comandos y ficheros lanzables por los usuarios.</text:p>
        </text:list-item>
        <text:list-item>
          <text:p text:style-name="P91">/sbin: Con archivos de configuración del sistema.</text:p>
        </text:list-item>
        <text:list-item>
          <text:p text:style-name="P91">/home: Contiene todos los directorios personales de los miembros del sistema.</text:p>
        </text:list-item>
        <text:list-item>
          <text:p text:style-name="P91">/usr: Contiene utilidades y programas de uso general para los usuarios.</text:p>
        </text:list-item>
        <text:list-item>
          <text:p text:style-name="P91">/dev: Contiene archivos de bloques y caracteres asociados a dispositivos de hardware</text:p>
        </text:list-item>
        <text:list-item>
          <text:p text:style-name="P122"><text:span text:style-name="T14">/</text:span><text:span text:style-name="T15">lib: Contiene librerías y compiladores del sistema.</text:span></text:p>
        </text:list-item>
        <text:list-item>
          <text:p text:style-name="P92">/etc: Directorio con ficheros de configuración y utilidades del sistema.</text:p>
        </text:list-item>
        <text:list-item>
          <text:p text:style-name="P92">/media: Contiene todas las unidades físicas que tenemos montadas en el sistema.</text:p>
        </text:list-item>
      </text:list>
      <text:p text:style-name="P28"/>
      <text:p text:style-name="P83"><text:span text:style-name="T17">Trayectorias</text:span><text:span text:style-name="T16"> en Linux</text:span></text:p>
      <text:p text:style-name="P29">Los caminos, rutas o trayectorias se dividen en absolutas y relativas. No existe la referencia a ninguna unidad lógica. Las rutas absolutas van desde al raíz asta el propio archivo o directorio.</text:p>
      <text:p text:style-name="P29"/>
      <text:p text:style-name="P11">Metacaracteres en Linux</text:p>
      <text:p text:style-name="P27">Conjunto de caracteres con significado especial para búsqueda o operaciones con archivos.</text:p>
      <text:p text:style-name="P27"/>
      <text:p text:style-name="P67">6.- Ayuda en Linux</text:p>
      <text:p text:style-name="P27"/>
      <text:p text:style-name="P27">Usado en entorno de comandos <text:s/>para obtener ayuda sobre los comandos. Dos formas…</text:p>
      <text:list xml:id="list3358486065" text:style-name="L7">
        <text:list-item>
          <text:p text:style-name="P93">Teclear el comando <text:span text:style-name="T21">man</text:span><text:span text:style-name="T22"> seguido de un espacio y el comando a consultar</text:span></text:p>
        </text:list-item>
        <text:list-item>
          <text:p text:style-name="P94">Teclear el comando seguido de un espacio y el comando del que queremos ayuda.</text:p>
        </text:list-item>
      </text:list>
      <text:p text:style-name="P30"/>
      <text:p text:style-name="P68">7.- Operaciones sobre directorios, carpetas y permisos</text:p>
      <text:p text:style-name="P31"/>
      <text:p text:style-name="P31">Estas operaciones tienen son muy similares a las de Windows en entorno gráfico. En entorno de comando pueden variar en cuanto a las ordenes, pero siguen siendo muy parecidas.</text:p>
      <text:p text:style-name="P31"/>
      <text:p text:style-name="P69">8.- Atributos de los directorios o carpetas</text:p>
      <text:p text:style-name="P31"/>
      <text:p text:style-name="P35">En Linux Cada archivo queda identificado por 10 caracteres</text:p>
      <text:p text:style-name="P32">A los 10 caracteres que acompañan a cada archivo y directorio de Linux se le denomina Máscara.</text:p>
      <text:p text:style-name="P33">Esta <text:span text:style-name="T21">Máscara </text:span>representa los permisos que tiene<text:span text:style-name="T26">n</text:span> los usuarios del sistema.</text:p>
      <text:list xml:id="list431850405" text:style-name="L8">
        <text:list-item>
          <text:p text:style-name="P95">- : <text:span text:style-name="T29">Representa el tipo de archivo</text:span></text:p>
        </text:list-item>
        <text:list-item>
          <text:p text:style-name="P96">r : Permiso de lectura, <text:span text:style-name="T29">permite saber que contiene.</text:span></text:p>
        </text:list-item>
        <text:list-item>
          <text:p text:style-name="P96">w: Permiso de escritura, <text:span text:style-name="T29">permite crear archivos en el directorio</text:span></text:p>
        </text:list-item>
        <text:list-item>
          <text:p text:style-name="P96">x :Permiso de ejecución, <text:span text:style-name="T29">permite ejecutar el directorio y copiar archivos de el</text:span></text:p>
        </text:list-item>
      </text:list>
      <text:p text:style-name="P33"/>
      <text:p text:style-name="P33">Exceptuando el primer carácter, cada grupo de tres caracteres hacen referencia al tipo de operaciones que se pueden realizar por cada tipo de usuario.</text:p>
      <text:list xml:id="list3639920934" text:style-name="L9">
        <text:list-item>
          <text:p text:style-name="P97">Primer carácter: (-) Archivo normal, (d) directorio, (l) Archivo de vinculo</text:p>
        </text:list-item>
        <text:list-item>
          <text:p text:style-name="P97">Primer grupo de 3 caracteres: (u) Propietario</text:p>
        </text:list-item>
        <text:list-item>
          <text:p text:style-name="P97">Segundo grupo de 3 caracteres: (g) Grupo al que pertenece el usuario.</text:p>
        </text:list-item>
        <text:list-item>
          <text:p text:style-name="P97">Tercer grupo de 3 caracteres: (o) Otros usuarios</text:p>
        </text:list-item>
      </text:list>
      <text:p text:style-name="P54"/>
      <text:p text:style-name="P54">Premisos de directorios, la máscara</text:p>
      <text:p text:style-name="P32"/>
      <text:p text:style-name="P32">Un archivo <text:span text:style-name="T27">o directorio </text:span>de Linux es del usuario que lo creó, <text:span text:style-name="T26">el usuario</text:span> pertenece a un grupo de usuarios <text:span text:style-name="T26">que pueden usar el archivo </text:span><text:span text:style-name="T27">o directorio</text:span> y el archivo o directorio puede ser usado por otros usuarios <text:span text:style-name="T26">que no pertenecen al grupo de usuarios ni son el usuario.</text:span></text:p>
      <text:p text:style-name="P32"/>
      <text:p text:style-name="P73"><text:span text:style-name="T6">E</text:span><text:span text:style-name="T2">n la creación de directorios </text:span><text:span text:style-name="T6">empleamos una máscara octal que es:</text:span></text:p>
      <text:list xml:id="list43770397" text:style-name="L10">
        <text:list-item>
          <text:p text:style-name="P123"><text:span text:style-name="T18">777 –</text:span><text:span text:style-name="T19"> 022 = </text:span><text:span text:style-name="T18">755</text:span><text:span text:style-name="T19"> </text:span></text:p>
        </text:list-item>
        <text:list-item>
          <text:p text:style-name="P98">Pasado a binario: 111 101 101</text:p>
        </text:list-item>
        <text:list-item>
          <text:p text:style-name="P123"><text:span text:style-name="T20">Que equivale a los permisos:</text:span><text:span text:style-name="T19"> rw</text:span><text:span text:style-name="T18">x</text:span><text:span text:style-name="T19"> r-</text:span><text:span text:style-name="T18">x</text:span><text:span text:style-name="T19"> r-</text:span><text:span text:style-name="T18">x</text:span><text:span text:style-name="T19">.</text:span></text:p>
        </text:list-item>
      </text:list>
      <text:p text:style-name="P32"/>
      <text:p text:style-name="P34">El administrador del sistema tiene todos los privilegios. El resto de usuarios puede hacer lo que quiera con sus archivos o carpetas, con el resto que no le pertenezcan solo podrá hacer lo que el administrador le tenga asignado.</text:p>
      <text:p text:style-name="P34"/>
      <text:p text:style-name="P34">Con el comando <text:span text:style-name="T21">chmod</text:span> podemos quitar derechos a cada tipo de usuario. <text:span text:style-name="T28">Si no especificamos al usuario se añaden o quitan permisos a todos los usuarios.</text:span></text:p>
      <text:p text:style-name="P34"/>
      <text:p text:style-name="P2">Introducción al sistema operativo</text:p>
      <text:p text:style-name="P3">GNU/Linux – Parte II</text:p>
      <text:p text:style-name="P3"/>
      <text:p text:style-name="P70">1.- Introducción a los archivos</text:p>
      <text:p text:style-name="P36"/>
      <text:p text:style-name="P36">El manejo de los archivos en entorno gráfico es similar a otros sistemas operativos y se pueden realizar prácticamente las mismas operaciones con las carpetas y directorios..</text:p>
      <text:p text:style-name="P70"><text:span text:style-name="T2">Linux es “</text:span><text:span text:style-name="T8">case sensitive</text:span><text:span text:style-name="T2">” (diferencia mayúsculas y minúsculas) con el nombre de los archivos.</text:span></text:p>
      <text:p text:style-name="P36">La extensión no es obligatoria.</text:p>
      <text:p text:style-name="P36"/>
      <text:p text:style-name="P71">2.- Tipos de archivos en Linux</text:p>
      <text:p text:style-name="P37"/>
      <text:p text:style-name="P37">Existen 5 tipos de archivos:</text:p>
      <text:list xml:id="list2632717437" text:style-name="L11">
        <text:list-item>
          <text:p text:style-name="P99">Ordinarios: Contienen información con la que trabaja el usuario.</text:p>
        </text:list-item>
        <text:list-item>
          <text:p text:style-name="P99">Enlaces físicos: Dan acceso al archivo original, permiten modificarlo y trabajar con el.</text:p>
        </text:list-item>
        <text:list-item>
          <text:p text:style-name="P99">Enlaces simbólicos: Accesos directos a un archivo.</text:p>
        </text:list-item>
        <text:list-item>
          <text:p text:style-name="P99">Directorios: Archivos especiales que contienen otros archivos.</text:p>
        </text:list-item>
        <text:list-item>
          <text:p text:style-name="P99">Archivos especiales: Representan dispositivos físicos, se tratan con archivos ordinarios.</text:p>
        </text:list-item>
      </text:list>
      <text:p text:style-name="P37"/>
      <text:p text:style-name="P71">3.- Operaciones con archivos</text:p>
      <text:p text:style-name="P37"/>
      <text:p text:style-name="P38">En entorno gráfico es similar a otros sistemas operativos.</text:p>
      <text:p text:style-name="P38">En entorno de comandos tenemos determinadas ordenes:</text:p>
      <text:list xml:id="list758411427" text:style-name="L12">
        <text:list-item>
          <text:p text:style-name="P100">cat: <text:span text:style-name="T30">P</text:span>ermite ver los archivos</text:p>
        </text:list-item>
        <text:list-item>
          <text:p text:style-name="P101">mv: Mueve archivos, puede renombrarlos</text:p>
        </text:list-item>
        <text:list-item>
          <text:p text:style-name="P101">cp: Copia archivos.</text:p>
        </text:list-item>
        <text:list-item>
          <text:p text:style-name="P101"><text:span text:style-name="T31">r</text:span>m: Elimina archivos.</text:p>
        </text:list-item>
      </text:list>
      <text:p text:style-name="P39"/>
      <text:p text:style-name="P72">4.- Permisos y atributos en los archivos</text:p>
      <text:p text:style-name="P39"/>
      <text:p text:style-name="P40">Funcionan igual que en los directorios, salvo que por defecto los permisos efectivos en la creación de directorios son:</text:p>
      <text:list xml:id="list171835418601725" text:continue-list="list43770397" text:style-name="L10">
        <text:list-item>
          <text:p text:style-name="P123"><text:span text:style-name="T20">666</text:span><text:span text:style-name="T18"> –</text:span><text:span text:style-name="T19"> 022 = </text:span><text:span text:style-name="T20">644</text:span><text:span text:style-name="T19"> </text:span></text:p>
        </text:list-item>
        <text:list-item>
          <text:p text:style-name="P98">Pasado a binario: 110 100 100</text:p>
        </text:list-item>
        <text:list-item>
          <text:p text:style-name="P123"><text:span text:style-name="T20">Que equivale a los permisos:</text:span><text:span text:style-name="T19"> rw- r-- r--.</text:span></text:p>
        </text:list-item>
      </text:list>
      <text:p text:style-name="P39"/>
      <text:p text:style-name="P74">5.- Compresión de archivos</text:p>
      <text:p text:style-name="P41"/>
      <text:p text:style-name="P42">En Linux se puede comprimir archivos o carpetas con los siguientes formatos: </text:p>
      <text:list xml:id="list2336697970" text:style-name="L13">
        <text:list-item>
          <text:p text:style-name="P121"><text:span text:style-name="T2">tar: </text:span><text:span text:style-name="T7">S</text:span><text:span text:style-name="T2">olo para </text:span><text:span text:style-name="T7">directorios</text:span></text:p>
        </text:list-item>
        <text:list-item>
          <text:p text:style-name="P102">zip, rar, gz, bz2: Para archivos o directorios</text:p>
        </text:list-item>
      </text:list>
      <text:p text:style-name="P43"/>
      <text:p text:style-name="P75">6.- Edición de textos en Linux</text:p>
      <text:p text:style-name="P43"/>
      <text:p text:style-name="P43">Para trabajar con archivos de texto plano podemos emplear los siguientes editores de texto.</text:p>
      <text:list xml:id="list3310217478" text:style-name="L14">
        <text:list-item>
          <text:p text:style-name="P103">vi: Antiguo y complicado de usar, solo con teclado y si teclas de edición</text:p>
        </text:list-item>
        <text:list-item>
          <text:p text:style-name="P103">nano: Similar a vi, menos complicado.</text:p>
        </text:list-item>
        <text:list-item>
          <text:p text:style-name="P103">Gedit: Ejecutable desde linea de comandos y terminal</text:p>
        </text:list-item>
      </text:list>
      <text:p text:style-name="P43"/>
      <text:p text:style-name="P76">7.- Órdenes básicas</text:p>
      <text:list xml:id="list3069570557" text:style-name="L15">
        <text:list-item>
          <text:p text:style-name="P104">clear: Limpia la pantalla del terminal</text:p>
        </text:list-item>
        <text:list-item>
          <text:p text:style-name="P104">date: Nos muestra la fecha y la hora</text:p>
        </text:list-item>
        <text:list-item>
          <text:p text:style-name="P104">cal: Enseña un calendario</text:p>
        </text:list-item>
        <text:list-item>
          <text:p text:style-name="P104">who: Muestra los usuarios conectados y algunas datos adicionales</text:p>
        </text:list-item>
        <text:list-item>
          <text:p text:style-name="P104">logname: Muestra el contenido de esta variable</text:p>
        </text:list-item>
        <text:list-item>
          <text:p text:style-name="P104">uname: Muestra información del tipo de sistema</text:p>
        </text:list-item>
        <text:list-item>
          <text:p text:style-name="P104">id: Muestra numero de identificación y el grupo del usuario</text:p>
        </text:list-item>
        <text:list-item>
          <text:p text:style-name="P105">passwd: Permite cambiar o asignar una contraseña.</text:p>
        </text:list-item>
      </text:list>
      <text:p text:style-name="P44"/>
      <text:p text:style-name="P77">8.- Comprobación de dispositivos de almacenamiento</text:p>
      <text:p text:style-name="P45"/>
      <text:p text:style-name="P45">En Linux la comunicación entre el sistema y los dispositivos físicos de almacenamiento de datos se realiza mediante archivos. Estos son similares a otros archivos del sistema.</text:p>
      <text:p text:style-name="P45"/>
      <text:p text:style-name="P77"><text:span text:style-name="T2">Estos archivos de dispositivos se encuentran en la carpeta </text:span><text:span text:style-name="T8">/dev</text:span><text:span text:style-name="T2"> por ejemplo:</text:span></text:p>
      <text:list xml:id="list3368174876" text:style-name="L16">
        <text:list-item>
          <text:p text:style-name="P106">sda: pertenece al disco duro principal</text:p>
          <text:list>
            <text:list-item>
              <text:p text:style-name="P106">sdb, sdc… : Pertenecen al resto de discos duros o unidades usb externas.</text:p>
              <text:list>
                <text:list-item>
                  <text:p text:style-name="P107">EN las particiones de cada unidad añadimos un número: sdb0, sdb1...</text:p>
                </text:list-item>
              </text:list>
            </text:list-item>
          </text:list>
        </text:list-item>
        <text:list-item>
          <text:p text:style-name="P107">scd0, sdc1… : Para unidades de dvd / cd-rom</text:p>
        </text:list-item>
        <text:list-item>
          <text:p text:style-name="P107">fd0, fd1… : Para unidades de disquetes</text:p>
        </text:list-item>
      </text:list>
      <text:p text:style-name="P46"/>
      <text:p text:style-name="P55">Montaje y desmontaje de dispositivos</text:p>
      <text:p text:style-name="P46"/>
      <text:p text:style-name="P46">Para poder trabajar con dispositivos de almacenamiento primero tenemos que montarlos en el sistema. Esto consiste en añadirlo a la estructura de archivos del sistema.</text:p>
      <text:p text:style-name="P80"><text:span text:style-name="T10">El </text:span><text:span text:style-name="T9">enlace</text:span><text:span text:style-name="T10"> consiste en indicar en que punto del sistema de archivos colocamos la raíz del sistema de archivos del dispositivo montado.</text:span></text:p>
      <text:p text:style-name="P80"><text:span text:style-name="T10">Con las ordenes </text:span><text:span text:style-name="T9">mount</text:span><text:span text:style-name="T10"> y </text:span><text:span text:style-name="T9">unmount</text:span><text:span text:style-name="T10"> montamos </text:span><text:span text:style-name="T11">y desmontamos </text:span><text:span text:style-name="T10">dispositivos de almacenamiento </text:span><text:span text:style-name="T11">al sistema principal de archivos.</text:span></text:p>
      <text:p text:style-name="P47">Un dispositivo no debe de estar montado en más de un sitio a la vez.</text:p>
      <text:p text:style-name="P47"/>
      <text:p text:style-name="P56">Dar formato a dispositivos de almacenamiento</text:p>
      <text:p text:style-name="P47"/>
      <text:p text:style-name="P81"><text:span text:style-name="T10">Empleamos el comando </text:span><text:span text:style-name="T9">mkfs</text:span><text:span text:style-name="T10"> y el dispositivo debe de estar desmontado</text:span></text:p>
      <text:p text:style-name="P47"/>
      <text:p text:style-name="P56">Manejo de discos en Linux</text:p>
      <text:p text:style-name="P47"/>
      <text:p text:style-name="P82"><text:span text:style-name="T10">El comando </text:span><text:span text:style-name="T9">fsck</text:span><text:span text:style-name="T10"> sirve para recuperar archivos mal referenciados por la tabla de i-nodos.</text:span></text:p>
      <text:p text:style-name="P48"/>
      <text:p text:style-name="P78">9.- Gestionar el hardware del equipo</text:p>
      <text:p text:style-name="P48"/>
      <text:p text:style-name="P48">La mayoría del hardware del mercado es detectado en instalado automáticamente.</text:p>
      <text:p text:style-name="P48">Los controladores suministrados por los fabricantes de hardware se llaman controladores privativos, el resto de controladores son genéricos y están suministrados por el SO.</text:p>
      <text:p text:style-name="P4">Gestión de usuarios y grupos en</text:p>
      <text:p text:style-name="P5">GNU/Linux</text:p>
      <text:p text:style-name="P5"/>
      <text:p text:style-name="P79">1 .- Introducción</text:p>
      <text:p text:style-name="P49"/>
      <text:p text:style-name="P49">Linux es un SO multiusuario por lo que puede tener a varios usuarios trabajando en el sistema de forma simultánea. Deben pertenecer a uno o varios grupos.</text:p>
      <text:p text:style-name="P49"/>
      <text:p text:style-name="P79">2.- Usuarios y grupos</text:p>
      <text:p text:style-name="P49"/>
      <text:p text:style-name="P49">Para entrar en Linux debemos identificarnos como usuario. Estos se identifican con un número de usuario llamado UID (user ID).</text:p>
      <text:p text:style-name="P49">Cada usuario debe pertenecer a un grupo llamado grupo principal, además puede pertenecer a otros grupos llamados secundarios.</text:p>
      <text:p text:style-name="P49">Un grupo es un conjunto de usuarios con su <text:span text:style-name="T32">identificador de grupo GID</text:span> (group ID)</text:p>
      <text:p text:style-name="P49"/>
      <text:p text:style-name="P57">Tipos de usuarios</text:p>
      <text:list xml:id="list2896331937" text:style-name="L17">
        <text:list-item>
          <text:p text:style-name="P108">Usuario root: Superusuario o administrador</text:p>
          <text:list>
            <text:list-item>
              <text:p text:style-name="P108">Cuenta con todos los privilegios.</text:p>
            </text:list-item>
            <text:list-item>
              <text:p text:style-name="P108">Tiene acceso total.</text:p>
            </text:list-item>
            <text:list-item>
              <text:p text:style-name="P108">Su UID es 0</text:p>
            </text:list-item>
          </text:list>
        </text:list-item>
        <text:list-item>
          <text:p text:style-name="P108">Usuario del sistema:</text:p>
          <text:list>
            <text:list-item>
              <text:p text:style-name="P108">Se generan al instalar el sistema o cualquier servicio.</text:p>
            </text:list-item>
            <text:list-item>
              <text:p text:style-name="P108">Dependiendo del usuario tiene unos u otros privilegios.</text:p>
            </text:list-item>
            <text:list-item>
              <text:p text:style-name="P108">Su UID es mayor de 1 y menor de 1000</text:p>
            </text:list-item>
            <text:list-item>
              <text:p text:style-name="P108">E<text:span text:style-name="T33">l</text:span> usuario especial <text:span text:style-name="T21">nobody</text:span> tiene el ultimo UID posible 65534</text:p>
            </text:list-item>
          </text:list>
        </text:list-item>
        <text:list-item>
          <text:p text:style-name="P109">Usuarios normales:</text:p>
          <text:list>
            <text:list-item>
              <text:p text:style-name="P109">Se conectan al sistema introduciendo su clave y su contraseña</text:p>
            </text:list-item>
            <text:list-item>
              <text:p text:style-name="P109">Tienen un directorio de trabajo dentro de /home</text:p>
            </text:list-item>
            <text:list-item>
              <text:p text:style-name="P109">El UID se genera a partir del 1000</text:p>
            </text:list-item>
          </text:list>
        </text:list-item>
      </text:list>
      <text:p text:style-name="P50"/>
      <text:p text:style-name="P58">Ficheros de configuración</text:p>
      <text:p text:style-name="P50"/>
      <text:p text:style-name="P51">Son los ficheros que el sistema lee o modifica cuando gestiona los usuarios y los grupos.</text:p>
      <text:p text:style-name="P51">La información está separada por el carácter “ <text:span text:style-name="T34">:</text:span> ”</text:p>
      <text:p text:style-name="P51"/>
      <text:list xml:id="list3884181600" text:style-name="L18">
        <text:list-item>
          <text:p text:style-name="P110">/etc/passwd: Contiene líneas información sobre cada usuario. Tiene la estructura…</text:p>
        </text:list-item>
      </text:list>
      <text:p text:style-name="P60"/>
      <text:p text:style-name="P60"><text:tab/><text:tab/>login:×:UID:GID:información:directorio_personal:shell_de_inicio</text:p>
      <text:p text:style-name="P60"/>
      <text:list xml:id="list171835680820464" text:continue-numbering="true" text:style-name="L18">
        <text:list-item>
          <text:list>
            <text:list-item>
              <text:p text:style-name="P110">login: Nombre del usuario con el que se identifica al entrar al sistema.</text:p>
            </text:list-item>
            <text:list-item>
              <text:p text:style-name="P110">x: posee una contraseña almacenada y encriptada en el fichero /<text:span text:style-name="T21">etc/</text:span>shadow</text:p>
            </text:list-item>
            <text:list-item>
              <text:p text:style-name="P110">UID: <text:span text:style-name="T35">Entero igual o superior a 0</text:span></text:p>
            </text:list-item>
            <text:list-item>
              <text:p text:style-name="P111">GID: Entero igual o superior a 0</text:p>
            </text:list-item>
            <text:list-item>
              <text:p text:style-name="P111">Información: <text:span text:style-name="T36">Información sobre el usuario.</text:span></text:p>
              <text:list>
                <text:list-item>
                  <text:p text:style-name="P112">Conocido como GECOS</text:p>
                </text:list-item>
                <text:list-item>
                  <text:p text:style-name="P112">Separada por comas</text:p>
                </text:list-item>
                <text:list-item>
                  <text:p text:style-name="P112">Visualizable con el comando <text:span text:style-name="T21">finger</text:span></text:p>
                </text:list-item>
              </text:list>
            </text:list-item>
            <text:list-item>
              <text:p text:style-name="P113">Directorio_personal: Ruta absoluta del directorio personal del usuario</text:p>
            </text:list-item>
            <text:list-item>
              <text:p text:style-name="P113">shell_de_inicio: Shell de entrada por defecto del usuario</text:p>
            </text:list-item>
          </text:list>
        </text:list-item>
      </text:list>
      <text:p text:style-name="P52"/>
      <text:p text:style-name="P52"/>
      <text:list xml:id="list171835717157897" text:continue-numbering="true" text:style-name="L18">
        <text:list-item>
          <text:p text:style-name="P117"><text:soft-page-break/><text:span text:style-name="T37">/etc/</text:span><text:span text:style-name="T23">shadow: </text:span><text:span text:style-name="T24">Almacena las contraseñas de los grupos del sistema. Solo root puede leerlo</text:span></text:p>
        </text:list-item>
      </text:list>
      <text:p text:style-name="P114"/>
      <text:p text:style-name="P114"><text:tab/><text:tab/>nombre:contraseña:administradores:miembros</text:p>
      <text:p text:style-name="P114"/>
      <text:list xml:id="list171834827948126" text:continue-numbering="true" text:style-name="L18">
        <text:list-item>
          <text:list>
            <text:list-item>
              <text:p text:style-name="P115">nombre: Nombre del grupo</text:p>
            </text:list-item>
            <text:list-item>
              <text:p text:style-name="P115">contraseña: Puede ser una contraseña encriptada o los caracteres * ó !</text:p>
            </text:list-item>
          </text:list>
        </text:list-item>
      </text:list>
      <text:p text:style-name="P53"/>
      <text:p text:style-name="P59">Otros ficheros de configuración</text:p>
      <text:p text:style-name="P53"/>
      <text:list xml:id="list2624529165" text:style-name="L19">
        <text:list-item>
          <text:p text:style-name="P116">/etc/default/useradd: Contiene valores por defecto al añadir usuarios con useradd</text:p>
        </text:list-item>
        <text:list-item>
          <text:p text:style-name="P116">/etc/adduser.conf: Contiene valores por defecto al añadir usuarios con adduser</text:p>
        </text:list-item>
        <text:list-item>
          <text:p text:style-name="P116">/etc/deluser.conf: Contiene valores por defecto al eliminar usuarios con deluser</text:p>
        </text:list-item>
        <text:list-item>
          <text:p text:style-name="P118"><text:span text:style-name="T25">/etc/login.defs: El archivo devine algunos valores por defecto sobre la encriptación de contraseñas y otros parámetros al generar un usuario nuevo.</text:span></text:p>
        </text:list-item>
        <text:list-item>
          <text:p text:style-name="P118"><text:span text:style-name="T25">/etc/shells: Contiene la lista de shells validos para el usuario.</text:span></text:p>
        </text:list-item>
        <text:list-item>
          <text:p text:style-name="P118"><text:span text:style-name="T25">/etc/skell: Tiene el contenido del directorio de los nuevos usuario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0:15:20.965225171</meta:creation-date>
    <dc:date>2024-05-06T17:18:33.727896559</dc:date>
    <meta:editing-duration>PT2H55M26S</meta:editing-duration>
    <meta:editing-cycles>39</meta:editing-cycles>
    <meta:generator>LibreOffice/7.3.7.2$Linux_X86_64 LibreOffice_project/30$Build-2</meta:generator>
    <meta:document-statistic meta:table-count="0" meta:image-count="0" meta:object-count="0" meta:page-count="7" meta:paragraph-count="201" meta:word-count="2202" meta:character-count="13314" meta:non-whitespace-character-count="11409"/>
  </office:meta>
</office:document-meta>
</file>